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BOL_2018.04" svg:font-family="SBOL_2018.04"/>
    <style:font-face style:name="SBOL_2018.041" svg:font-family="SBOL_2018.04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1" fo:font-size="16pt" fo:font-weight="normal" officeooo:rsid="0018e0a0" officeooo:paragraph-rsid="001b6335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1" fo:font-size="16pt" fo:font-weight="normal" officeooo:rsid="0018e0a0" officeooo:paragraph-rsid="001de309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1" fo:font-size="16pt" fo:font-weight="normal" officeooo:rsid="0018e0a0" officeooo:paragraph-rsid="001c18bb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1" fo:font-size="16pt" fo:font-weight="normal" officeooo:rsid="0018e0a0" officeooo:paragraph-rsid="001eca87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style:writing-mode="page"/>
      <style:text-properties style:font-name="SBOL_2018.041" fo:font-size="16pt" fo:font-weight="normal" officeooo:rsid="0018e0a0" officeooo:paragraph-rsid="001de309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1" fo:font-size="16pt" fo:font-weight="normal" officeooo:rsid="0019822d" officeooo:paragraph-rsid="001d5d42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1" fo:font-size="16pt" fo:font-weight="normal" officeooo:rsid="0019822d" officeooo:paragraph-rsid="001ddf85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1" fo:font-size="16pt" fo:font-weight="normal" officeooo:rsid="0018e0a0" officeooo:paragraph-rsid="0019822d" style:font-name-asian="SBOL_2018.04" style:font-size-asian="16pt" style:font-weight-asian="normal" style:font-name-complex="SBOL_2018.04" style:font-size-complex="16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1" fo:font-size="16pt" fo:font-weight="normal" officeooo:rsid="0018e0a0" officeooo:paragraph-rsid="001de309" style:font-name-asian="SBOL_2018.04" style:font-size-asian="16pt" style:font-weight-asian="normal" style:font-name-complex="SBOL_2018.04" style:font-size-complex="16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1" fo:font-size="16pt" fo:font-weight="normal" officeooo:rsid="0018e0a0" officeooo:paragraph-rsid="001c18bb" style:font-name-asian="SBOL_2018.04" style:font-size-asian="16pt" style:font-weight-asian="normal" style:font-name-complex="SBOL_2018.04" style:font-size-complex="16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style:writing-mode="page"/>
      <style:text-properties style:font-name="SBOL_2018.041" fo:font-size="16pt" fo:font-weight="normal" officeooo:rsid="0018e0a0" officeooo:paragraph-rsid="0019822d" style:font-name-asian="SBOL_2018.04" style:font-size-asian="16pt" style:font-weight-asian="normal" style:font-name-complex="SBOL_2018.04" style:font-size-complex="16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1" fo:font-size="16pt" fo:font-weight="normal" officeooo:rsid="0019822d" officeooo:paragraph-rsid="0019822d" style:font-name-asian="SBOL_2018.04" style:font-size-asian="16pt" style:font-weight-asian="normal" style:font-name-complex="SBOL_2018.04" style:font-size-complex="16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1" fo:font-size="16pt" fo:font-weight="normal" officeooo:rsid="0019822d" officeooo:paragraph-rsid="001b6335" style:font-name-asian="SBOL_2018.04" style:font-size-asian="16pt" style:font-weight-asian="normal" style:font-name-complex="SBOL_2018.04" style:font-size-complex="16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1" fo:font-size="16pt" fo:font-weight="normal" officeooo:rsid="0019822d" officeooo:paragraph-rsid="001eca87" style:font-name-asian="SBOL_2018.04" style:font-size-asian="16pt" style:font-weight-asian="normal" style:font-name-complex="SBOL_2018.04" style:font-size-complex="16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fo:color="#000000" style:font-name="SBOL_2018.041" fo:font-size="16pt" fo:font-weight="normal" officeooo:rsid="0019822d" officeooo:paragraph-rsid="001ddf85" style:font-size-asian="16pt" style:font-weight-asian="normal" style:font-size-complex="16pt" style:font-weight-complex="normal"/>
    </style:style>
    <style:style style:name="T1" style:family="text">
      <style:text-properties style:font-name="SBOL_2018.04"/>
    </style:style>
    <style:style style:name="T2" style:family="text">
      <style:text-properties style:font-name="SBOL_2018.04" style:font-name-asian="SBOL_2018.04" style:font-name-complex="SBOL_2018.04"/>
    </style:style>
    <style:style style:name="T3" style:family="text">
      <style:text-properties style:font-name="SBOL_2018.04" officeooo:rsid="0019822d" style:font-name-asian="SBOL_2018.04" style:font-name-complex="SBOL_2018.04"/>
    </style:style>
    <style:style style:name="T4" style:family="text">
      <style:text-properties style:font-name="SBOL_2018.04" officeooo:rsid="001b6335" style:font-name-asian="SBOL_2018.04" style:font-name-complex="SBOL_2018.04"/>
    </style:style>
    <style:style style:name="T5" style:family="text">
      <style:text-properties style:font-name="SBOL_2018.04" officeooo:rsid="001b6335"/>
    </style:style>
    <style:style style:name="T6" style:family="text">
      <style:text-properties fo:color="#ffffff" style:font-name="SBOL_2018.04" style:font-name-asian="SBOL_2018.04" style:font-name-complex="SBOL_2018.04"/>
    </style:style>
    <style:style style:name="T7" style:family="text">
      <style:text-properties fo:color="#ffffff" style:font-name="SBOL_2018.04" officeooo:rsid="0018e0a0" style:font-name-asian="SBOL_2018.04" style:font-name-complex="SBOL_2018.04"/>
    </style:style>
    <style:style style:name="T8" style:family="text">
      <style:text-properties fo:color="#ffffff" style:font-name="SBOL_2018.04" officeooo:rsid="001b6335" style:font-name-asian="SBOL_2018.04" style:font-name-complex="SBOL_2018.04"/>
    </style:style>
    <style:style style:name="T9" style:family="text">
      <style:text-properties fo:color="#ffffff" style:font-name="SBOL_2018.04" officeooo:rsid="001de309" style:font-name-asian="SBOL_2018.04" style:font-name-complex="SBOL_2018.04"/>
    </style:style>
    <style:style style:name="T10" style:family="text">
      <style:text-properties fo:color="#ffffff" style:font-name-asian="SBOL_2018.04" style:font-name-complex="SBOL_2018.04"/>
    </style:style>
    <style:style style:name="T11" style:family="text">
      <style:text-properties fo:color="#ffffff" officeooo:rsid="0018e0a0" style:font-name-asian="SBOL_2018.04" style:font-name-complex="SBOL_2018.04"/>
    </style:style>
    <style:style style:name="T12" style:family="text">
      <style:text-properties fo:color="#ffffff" style:font-name="SBOL_2018.04" officeooo:rsid="001de309" style:font-name-asian="SBOL_2018.04" style:font-name-complex="SBOL_2018.04"/>
    </style:style>
    <style:style style:name="T13" style:family="text">
      <style:text-properties fo:color="#000000" style:font-name="SBOL_2018.04" style:font-name-asian="SBOL_2018.04" style:font-name-complex="SBOL_2018.04"/>
    </style:style>
    <style:style style:name="T14" style:family="text">
      <style:text-properties fo:color="#000000" style:font-name="SBOL_2018.04" officeooo:rsid="0018e0a0" style:font-name-asian="SBOL_2018.04" style:font-name-complex="SBOL_2018.04"/>
    </style:style>
    <style:style style:name="T15" style:family="text">
      <style:text-properties fo:color="#000000" style:font-name="SBOL_2018.04" officeooo:rsid="001d5d42" style:font-name-asian="SBOL_2018.04" style:font-name-complex="SBOL_2018.04"/>
    </style:style>
    <style:style style:name="T16" style:family="text">
      <style:text-properties fo:color="#000000" style:font-name="SBOL_2018.04" officeooo:rsid="0019822d" style:font-name-asian="SBOL_2018.04" style:font-name-complex="SBOL_2018.04"/>
    </style:style>
    <style:style style:name="T17" style:family="text">
      <style:text-properties fo:color="#000000" style:font-name="SBOL_2018.04" officeooo:rsid="001b6335" style:font-name-asian="SBOL_2018.04" style:font-name-complex="SBOL_2018.04"/>
    </style:style>
    <style:style style:name="T18" style:family="text">
      <style:text-properties fo:color="#000000" style:font-name="SBOL_2018.04" officeooo:rsid="001de309" style:font-name-asian="SBOL_2018.04" style:font-name-complex="SBOL_2018.04"/>
    </style:style>
    <style:style style:name="T19" style:family="text">
      <style:text-properties fo:color="#000000" officeooo:rsid="001de309" style:font-name-asian="SBOL_2018.04" style:font-name-complex="SBOL_2018.04"/>
    </style:style>
    <style:style style:name="T20" style:family="text">
      <style:text-properties fo:color="#000000" style:font-name-asian="SBOL_2018.04" style:font-name-complex="SBOL_2018.04"/>
    </style:style>
    <style:style style:name="T21" style:family="text">
      <style:text-properties fo:color="#000000" officeooo:rsid="0019822d" style:font-name-asian="SBOL_2018.04" style:font-name-complex="SBOL_2018.04"/>
    </style:style>
    <style:style style:name="T22" style:family="text">
      <style:text-properties fo:color="#000000" officeooo:rsid="001b6335" style:font-name-asian="SBOL_2018.04" style:font-name-complex="SBOL_2018.04"/>
    </style:style>
    <style:style style:name="T23" style:family="text">
      <style:text-properties fo:color="#000000" officeooo:rsid="0018e0a0" style:font-name-asian="SBOL_2018.04" style:font-name-complex="SBOL_2018.04"/>
    </style:style>
    <style:style style:name="T24" style:family="text">
      <style:text-properties fo:color="#000000" officeooo:rsid="001d5d42" style:font-name-asian="SBOL_2018.04" style:font-name-complex="SBOL_2018.04"/>
    </style:style>
    <style:style style:name="T25" style:family="text">
      <style:text-properties fo:color="#ed1c24" style:font-name="SBOL_2018.04" style:font-name-asian="SBOL_2018.04" style:font-name-complex="SBOL_2018.04"/>
    </style:style>
    <style:style style:name="T26" style:family="text">
      <style:text-properties fo:color="#ed1c24" style:font-name-asian="SBOL_2018.04" style:font-name-complex="SBOL_2018.04"/>
    </style:style>
    <style:style style:name="T27" style:family="text">
      <style:text-properties fo:color="#8f187c" style:font-name="SBOL_2018.04" fo:background-color="transparent" loext:char-shading-value="0" style:font-name-asian="SBOL_2018.04" style:font-name-complex="SBOL_2018.04"/>
    </style:style>
    <style:style style:name="T28" style:family="text">
      <style:text-properties fo:color="#8f187c" fo:background-color="transparent" loext:char-shading-value="0" style:font-name-asian="SBOL_2018.04" style:font-name-complex="SBOL_2018.04"/>
    </style:style>
    <style:style style:name="T29" style:family="text">
      <style:text-properties fo:color="#21409a" style:font-name="SBOL_2018.04" style:font-name-asian="SBOL_2018.04" style:font-name-complex="SBOL_2018.04"/>
    </style:style>
    <style:style style:name="T30" style:family="text">
      <style:text-properties fo:color="#21409a" style:font-name-asian="SBOL_2018.04" style:font-name-complex="SBOL_2018.04"/>
    </style:style>
    <style:style style:name="T31" style:family="text">
      <style:text-properties fo:color="#407927" style:font-name="SBOL_2018.04" style:font-name-asian="SBOL_2018.04" style:font-name-complex="SBOL_2018.04"/>
    </style:style>
    <style:style style:name="T32" style:family="text">
      <style:text-properties fo:color="#407927" style:font-name-asian="SBOL_2018.04" style:font-name-complex="SBOL_2018.04"/>
    </style:style>
    <style:style style:name="T33" style:family="text">
      <style:text-properties fo:color="#f58220" style:font-name="SBOL_2018.04" style:font-name-asian="SBOL_2018.04" style:font-name-complex="SBOL_2018.04"/>
    </style:style>
    <style:style style:name="T34" style:family="text">
      <style:text-properties fo:color="#f58220" style:font-name-asian="SBOL_2018.04" style:font-name-complex="SBOL_2018.04"/>
    </style:style>
    <style:style style:name="T35" style:family="text">
      <style:text-properties fo:color="#00aaad" style:font-name="SBOL_2018.04" style:font-name-asian="SBOL_2018.04" style:font-name-complex="SBOL_2018.04"/>
    </style:style>
    <style:style style:name="T36" style:family="text">
      <style:text-properties fo:color="#00aaad" style:font-name-asian="SBOL_2018.04" style:font-name-complex="SBOL_2018.04"/>
    </style:style>
    <style:style style:name="T37" style:family="text">
      <style:text-properties style:font-name="SBOL_2018.04" officeooo:rsid="001de309" style:font-name-asian="SBOL_2018.04" style:font-name-complex="SBOL_2018.04"/>
    </style:style>
    <style:style style:name="T38" style:family="text">
      <style:text-properties style:font-name-asian="SBOL_2018.04" style:font-name-complex="SBOL_2018.04"/>
    </style:style>
    <style:style style:name="T39" style:family="text">
      <style:text-properties officeooo:rsid="0019822d" style:font-name-asian="SBOL_2018.04" style:font-name-complex="SBOL_2018.04"/>
    </style:style>
    <style:style style:name="T40" style:family="text">
      <style:text-properties officeooo:rsid="001b6335" style:font-name-asian="SBOL_2018.04" style:font-name-complex="SBOL_2018.04"/>
    </style:style>
    <style:style style:name="T41" style:family="text">
      <style:text-properties officeooo:rsid="001de309" style:font-name-asian="SBOL_2018.04" style:font-name-complex="SBOL_2018.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8">󰀂</text:span><text:span text:style-name="T39">󰀆󰀇󰀈󰀉󰀊󰀏󰀑󰀐󰀒󰀓󰀔󰀕󰀖󰀗󰀘󰀙󰀚󰀛󰀜󰀝󰀞󰀟󰀠󰀡󰀢󰀣󰀤󰀥󰀦󰀧󰀨󰀩󰀪󰀫󰀬󰀭󰀮󰀯</text:span><text:span text:style-name="T38">󰀃</text:span></text:p>
      <text:p text:style-name="P4"><text:span text:style-name="T38">󰀁</text:span><text:span text:style-name="T10">󰀀󰀀󰀀󰀀󰀀󰀀󰀀󰀀󰀀󰀀󰀀󰀀󰀀󰀀󰀀󰀀󰀀󰀀󰀀󰀀󰀀󰀀󰀀󰀀󰀀󰀀󰀀󰀀󰀀󰀀󰀀󰀀󰀀󰀀󰀀󰀀󰀀󰀀</text:span><text:span text:style-name="T38">󰀁</text:span></text:p>
      <text:p text:style-name="P2"><text:span text:style-name="T38">󰀄</text:span><text:span text:style-name="T40">󰀀󰀀󰀀</text:span><text:span text:style-name="T39">󰀰󰀱󰀲󰀵󰀶󰀷󰀸󰀹󰀺󰀻󰀼󰀽󰀾󰀿󰁀󰁁󰁂󰁃󰁄󰁅󰁆󰁇󰁈󰁉󰁊󰁋󰁌󰁍󰁎󰁏󰁐󰁑</text:span><text:span text:style-name="T40">󰀀󰀀󰀀</text:span><text:span text:style-name="T38">󰀅</text:span></text:p>
      <text:p text:style-name="P5"><text:span text:style-name="T38"/></text:p>
      <text:p text:style-name="P11"/>
      <text:p text:style-name="P12"/>
      <text:p text:style-name="P2"><text:span text:style-name="T40">󰀀󰀀</text:span><text:span text:style-name="T41">󰀝</text:span><text:span text:style-name="T40">󰀀󰀀</text:span><text:span text:style-name="T10">󰀀</text:span><text:span text:style-name="T40">󰀀󰀀</text:span><text:span text:style-name="T41">󰀝</text:span><text:span text:style-name="T40">󰀀󰀀</text:span></text:p>
      <text:p text:style-name="P2"><text:span text:style-name="T10">󰀀</text:span><text:span text:style-name="T19">󰀌</text:span><text:span text:style-name="T21">󰀏</text:span><text:span text:style-name="T19">󰀍</text:span><text:span text:style-name="T10">󰀀󰀀󰀀</text:span><text:span text:style-name="T19">󰀋</text:span><text:span text:style-name="T10">󰀀</text:span><text:span text:style-name="T19">󰀎</text:span><text:span text:style-name="T10">󰀀󰀀󰀀</text:span><text:span text:style-name="T19">󰀳</text:span><text:span text:style-name="T21">󰀵</text:span><text:span text:style-name="T19">󰀴</text:span></text:p>
      <text:p text:style-name="P2"><text:span text:style-name="T10">󰀀󰀀󰀀󰀀󰀀󰀀</text:span><text:span text:style-name="T19">󰀌</text:span><text:span text:style-name="T21">󰀘󰀏󰀘</text:span><text:span text:style-name="T19">󰀍</text:span><text:span text:style-name="T10">󰀀</text:span><text:span text:style-name="T22">󰀀󰀀</text:span><text:span text:style-name="T19">󰀿</text:span><text:span text:style-name="T22">󰀀󰀀</text:span></text:p>
      <text:p text:style-name="P9"/>
      <text:p text:style-name="P12"/>
      <text:p text:style-name="P12">󰁒󰁓󰁔󰁕󰁖󰁗󰁘󰁙󰁚󰁛󰁜󰁝󰁞󰁟</text:p>
      <text:p text:style-name="P12"/>
      <text:p text:style-name="P12"/>
      <text:p text:style-name="P14">󰁠 󰁡󰁢󰁣 <text:s text:c="2"/>󰁤 <text:s text:c="2"/>󰁥󰁦󰁧 <text:s text:c="2"/>󰁨 󰁩󰁪󰁫</text:p>
      <text:p text:style-name="P14"/>
      <text:p text:style-name="P14">󰁬 󰁭󰁮󰁯 <text:s text:c="2"/>󰁰 󰁱󰁲󰁳 <text:s text:c="3"/>󰁴 <text:s/>󰁵 󰁶 󰁷 󰁸 <text:s/>󰁹 󰁺 󰁻 󰁼</text:p>
      <text:p text:style-name="P13"/>
      <text:p text:style-name="P8"/>
      <text:p text:style-name="P6"><text:span text:style-name="T11">󰀀󰀀</text:span><text:span text:style-name="T38">󰁼</text:span><text:span text:style-name="T40">󰀀󰀀󰀀</text:span><text:span text:style-name="T38">󰁵󰁬</text:span><text:span text:style-name="T32">󰁒</text:span><text:span text:style-name="T23">󰀀</text:span><text:span text:style-name="T38">󰁺</text:span></text:p>
      <text:p text:style-name="P7"><text:span text:style-name="T11">󰀀󰀀</text:span><text:span text:style-name="T36">󰁛</text:span><text:span text:style-name="T11">󰀀󰀀󰀀</text:span><text:span text:style-name="T34">󰁗</text:span><text:span text:style-name="T11">󰀀󰀀󰀀󰀀</text:span><text:span text:style-name="T24">󰀁</text:span><text:span text:style-name="T26">󰁟</text:span></text:p>
      <text:p text:style-name="P15"><text:span text:style-name="T11">󰀀󰀀</text:span><text:span text:style-name="T38">󰁮</text:span><text:span text:style-name="T11">󰀀󰀀󰀀</text:span><text:span text:style-name="T38">󰁮</text:span><text:span text:style-name="T11">󰀀󰀀󰀀󰀀</text:span><text:span text:style-name="T38">󰁫󰁮</text:span></text:p>
      <text:p text:style-name="P3"><text:span text:style-name="T38">󰀂</text:span><text:span text:style-name="T30">󰀝󰀉󰀡</text:span><text:span text:style-name="T38">󰀀</text:span><text:span text:style-name="T28">󰀝󰀉󰀡</text:span><text:span text:style-name="T20">󰀀󰀀󰀀</text:span><text:span text:style-name="T26">󰀝󰀉󰀡</text:span><text:span text:style-name="T38">󰀃</text:span></text:p>
      <text:p text:style-name="P3"><text:span text:style-name="T38">󰀁</text:span><text:span text:style-name="T10">󰀀󰀀󰀀󰀀󰀀󰀀󰀀󰀀󰀀󰀀󰀀󰀀󰀀</text:span><text:span text:style-name="T38">󰀁</text:span></text:p>
      <text:p text:style-name="P3"><text:span text:style-name="T38">󰀄󰀀󰀀󰀀󰀀󰀀󰀀</text:span><text:span text:style-name="T39">󰀙</text:span><text:span text:style-name="T38">󰀀󰀀󰀀󰀀󰀀󰀀󰀅</text:span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BOL_2018.04" svg:font-family="SBOL_2018.04"/>
    <style:font-face style:name="SBOL_2018.041" svg:font-family="SBOL_2018.04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4:12:50.794072488</meta:creation-date>
    <dc:date>2018-04-25T15:31:58.295407271</dc:date>
    <meta:editing-duration>PT16M15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1" meta:paragraph-count="15" meta:word-count="289" meta:character-count="319" meta:non-whitespace-character-count="289"/>
  </office:meta>
</office:document-meta>
</file>